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2.477cm" fo:margin-left="1cm" table:align="left"/>
    </style:style>
    <style:style style:name="Tabelle4.A" style:family="table-column">
      <style:table-column-properties style:column-width="2.477cm"/>
    </style:style>
    <style:style style:name="Tabelle4.A1" style:family="table-cell">
      <style:table-cell-properties style:vertical-align="middle" fo:padding="0.049cm" fo:border="none"/>
    </style:style>
    <style:style style:name="P1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Frame_20_contents">
      <style:paragraph-properties fo:text-align="justify" style:justify-single-word="false"/>
      <style:text-properties style:font-name="Cambria" fo:font-size="10pt" fo:font-style="normal" style:font-size-asian="10pt" style:font-style-asian="normal" style:font-size-complex="10pt" style:font-style-complex="normal"/>
    </style:style>
    <style:style style:name="P5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Frame_20_contents">
      <style:paragraph-properties fo:text-align="justify" style:justify-single-word="false"/>
      <style:text-properties style:font-name="Cambria" fo:font-size="10pt" fo:font-style="normal" style:font-size-asian="10pt" style:font-style-asian="normal" style:font-size-complex="10pt" style:font-style-complex="normal"/>
    </style:style>
    <style:style style:name="P7" style:family="paragraph" style:parent-style-name="Frame_20_contents">
      <style:paragraph-properties fo:text-align="justify" style:justify-single-word="false"/>
      <style:text-properties style:font-name="Candar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9" style:family="paragraph" style:parent-style-name="Text_20_body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10" style:family="paragraph" style:parent-style-name="Text_20_body">
      <style:paragraph-properties fo:margin-top="0cm" fo:margin-bottom="0cm" fo:text-align="justify" style:justify-single-word="false"/>
      <style:text-properties style:font-name="Cambria" fo:font-size="10pt" style:font-size-asian="10pt" style:font-size-complex="10pt"/>
    </style:style>
    <style:style style:name="P11" style:family="paragraph" style:parent-style-name="Heading_20_4">
      <style:paragraph-properties fo:text-align="justify" style:justify-single-word="false"/>
    </style:style>
    <style:style style:name="P12" style:family="paragraph" style:parent-style-name="Heading_20_4">
      <style:paragraph-properties fo:text-align="justify" style:justify-single-word="false" fo:break-before="column"/>
      <style:text-properties style:font-name="Cambria" fo:font-size="10pt" style:font-size-asian="10pt" style:font-size-complex="10pt"/>
    </style:style>
    <style:style style:name="P13" style:family="paragraph" style:parent-style-name="Heading_20_4">
      <style:paragraph-properties fo:text-align="justify" style:justify-single-word="false" fo:break-before="column"/>
      <style:text-properties style:font-name="Cambria" fo:font-size="9pt" style:font-size-asian="9pt" style:font-size-complex="9pt"/>
    </style:style>
    <style:style style:name="P14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17" style:family="paragraph" style:parent-style-name="Text_20_body" style:list-style-name="L2">
      <style:paragraph-properties fo:text-align="start" style:justify-single-word="false"/>
      <style:text-properties style:font-name="Cambria" fo:font-size="10pt" style:font-size-asian="10pt" style:font-size-complex="10pt"/>
    </style:style>
    <style:style style:name="P18" style:family="paragraph" style:parent-style-name="Text_20_body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P20" style:family="paragraph" style:parent-style-name="Frame_20_contents">
      <style:paragraph-properties fo:text-align="justify" style:justify-single-word="false"/>
      <style:text-properties style:font-name="Cambri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Heading_20_4">
      <style:paragraph-properties fo:text-align="justify" style:justify-single-word="false"/>
      <style:text-properties style:font-name="Cambri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andar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name="Cambria"/>
    </style:style>
    <style:style style:name="T9" style:family="text">
      <style:text-properties style:font-name="Cambria"/>
    </style:style>
    <style:style style:name="T10" style:family="text">
      <style:text-properties style:font-name="Cambria" fo:font-size="10pt" style:font-size-asian="10pt" style:font-size-complex="10pt"/>
    </style:style>
    <style:style style:name="T11" style:family="text">
      <style:text-properties style:font-name="Cambria" fo:font-style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Candara"/>
    </style:style>
    <style:style style:name="fr1" style:family="graphic" style:parent-style-name="Frame">
      <style:graphic-properties fo:margin-left="0cm" fo:margin-right="0cm" fo:margin-top="0cm" fo:margin-bottom="0cm" style:protect="position" style:wrap="none" style:vertical-pos="from-top" style:vertical-rel="page-content" style:horizontal-pos="from-left" style:horizontal-rel="page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75cm" fo:text-indent="-0.499cm" fo:margin-left="0.7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0.75cm" fo:text-indent="-0.499cm" fo:margin-left="0.7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27.661cm" draw:z-index="0">
        <draw:text-box fo:min-height="1.903cm">
          <text:p text:style-name="P1">Konzepte der Programmiersprachen, Sommersemester 2012</text:p>
          <text:p text:style-name="P2">Übung zur Bedeutung von BSL-Programmen</text:p>
        </draw:text-box>
      </draw:frame>
      <draw:frame draw:style-name="fr2" draw:name="Rahmen2" text:anchor-type="page" text:anchor-page-number="1" svg:x="1cm" svg:y="12.621cm" svg:width="27.661cm" draw:z-index="1">
        <draw:text-box fo:min-height="7.451cm">
          <text:p text:style-name="P3"/>
          <text:p text:style-name="P4"><text:span text:style-name="T1">Aufgabe: </text:span><text:span text:style-name="T2">Erweitern Sie die Reduktionsregeln von BSL, um auch Ausdrücke mit </text:span><text:span text:style-name="T3">and</text:span><text:span text:style-name="T2"> und Ausdrücke mit </text:span><text:span text:style-name="T3">or</text:span><text:span text:style-name="T2"> zu berücksichtigen.</text:span></text:p>
        </draw:text-box>
      </draw:frame>
      <text:h text:style-name="P11" text:outline-level="4"><text:span text:style-name="T10">1.4</text:span><text:bookmark text:name="(part._semanticsofexpressions)"/><text:span text:style-name="Teletype"><text:span text:style-name="T10"> </text:span></text:span><text:span text:style-name="T10">Bedeutung von BSL Ausdrücken</text:span></text:h>
      <text:p text:style-name="P9">Diese Vorschriften können wir als Anleitung zur schritt­weisen <text:span text:style-name="T5">Reduktion</text:span> von Programmen auffassen. Wir schreiben <text:span text:style-name="T5">e</text:span> → <text:span text:style-name="T5">e</text:span>’ um zu sagen, dass <text:span text:style-name="T5">e</text:span> in einem Schritt zu <text:span text:style-name="T5">e</text:span>’ reduziert werden kann. Werte können nicht reduziert werden. Die Reduktion ist wie folgt definiert:</text:p>
      <text:list xml:id="list30730478" text:style-name="L1">
        <text:list-item>
          <text:p text:style-name="P16">Falls der Ausdruck die Form <text:span text:style-name="T3">(</text:span><text:span text:style-name="T2">f</text:span> <text:span text:style-name="T2">v</text:span><text:span text:style-name="T7">1</text:span> … <text:span text:style-name="T5">v</text:span><text:span text:style-name="T7">n</text:span><text:span text:style-name="T3">)</text:span> hat und die Anwendung von <text:span text:style-name="T2">f</text:span> auf <text:span text:style-name="T2">v</text:span><text:span text:style-name="T7">1</text:span>, … ,<text:span text:style-name="T2">v</text:span><text:span text:style-name="T7">n</text:span> den Wert <text:span text:style-name="T2">v</text:span> ergibt, dann <text:span text:style-name="T3">(</text:span><text:span text:style-name="T2">f</text:span> <text:span text:style-name="T2">v</text:span><text:span text:style-name="T7">1</text:span> … <text:span text:style-name="T2">v</text:span><text:span text:style-name="T7">n</text:span><text:span text:style-name="T3">)</text:span> → <text:span text:style-name="T2">v</text:span>.</text:p>
        </text:list-item>
        <text:list-item>
          <text:p text:style-name="P16">Falls ein Audruck <text:span text:style-name="T2">e</text:span><text:span text:style-name="T7">1</text:span> einen Unterausdruck <text:span text:style-name="T2">e</text:span><text:span text:style-name="T7">2</text:span> in einer <text:span text:style-name="T5">Auswertungsposition</text:span> enthält, der reduziert werden kann, also <text:span text:style-name="T5">e</text:span><text:span text:style-name="T7">2</text:span> → <text:span text:style-name="T5">e</text:span><text:span text:style-name="T7">2</text:span>’, dann gilt <text:span text:style-name="T5">e</text:span><text:span text:style-name="T7">1</text:span> → <text:span text:style-name="T5">e</text:span><text:span text:style-name="T7">1</text:span>’, wobei <text:span text:style-name="T5">e</text:span><text:span text:style-name="T7">1</text:span>’ aus <text:span text:style-name="T5">e</text:span><text:span text:style-name="T7">1</text:span> entsteht indem <text:span text:style-name="T5">e</text:span><text:span text:style-name="T7">2</text:span> durch <text:span text:style-name="T5">e</text:span><text:span text:style-name="T7">2</text:span>’ ersetzt wird.</text:p>
        </text:list-item>
      </text:list>
      <text:p text:style-name="P10">Die letzte Regel nennen wir die <text:span text:style-name="T5">Kongruenzregel</text:span>. In dem Teil der Sprache, den Sie bereits kennengelernt haben, sind <text:span text:style-name="T5">alle</text:span> Positionen von Unterausdrücken Auswertungs­positionen. Da bisher nur Funktionsaufrufe Unter­ausdrücke haben, daher gilt in diesem Fall folgender Spezial­fall der Kongruenz­regel: Fall <text:span text:style-name="T5">e</text:span><text:span text:style-name="T7">i</text:span> → <text:span text:style-name="T5">e</text:span><text:span text:style-name="T7">i</text:span>’, dann</text:p>
      <text:p text:style-name="P9"><text:span text:style-name="T3">(</text:span><text:span text:style-name="T2">f</text:span> <text:span text:style-name="T5">e</text:span><text:span text:style-name="T7">1</text:span> … <text:span text:style-name="T5">e</text:span><text:span text:style-name="T7">n</text:span><text:span text:style-name="T3">)</text:span> → <text:span text:style-name="T3">(</text:span><text:span text:style-name="T2">f</text:span> <text:span text:style-name="T5">e</text:span><text:span text:style-name="T7">1</text:span> … <text:span text:style-name="T5">e</text:span><text:span text:style-name="T7">i-1</text:span> <text:span text:style-name="T5">e</text:span><text:span text:style-name="T7">i</text:span>’ <text:span text:style-name="T5">e</text:span><text:span text:style-name="T7">i+1</text:span> …<text:span text:style-name="T3">)</text:span>.</text:p>
      <text:h text:style-name="P12" text:outline-level="4">2.3<text:bookmark text:name="(part._.Bedeutung_von_.Funktionsdefinitionen)"/><text:span text:style-name="Teletype"><text:span text:style-name="T9"> </text:span></text:span>Bedeutung von Funktionsdefinitionen</text:h>
      <text:p text:style-name="P9">Die Auswertungsregeln aus <text:span text:style-name="T2">Bedeutung von BSL Ausdrücken</text:span> werden nun zur Berücksichtigung von Funktions­definitionen wie folgt erweitert: </text:p>
      <text:list xml:id="list33204321" text:style-name="L1">
        <text:list-item>
          <text:p text:style-name="P16">Falls der Ausdruck die Form <text:span text:style-name="T3">(</text:span><text:span text:style-name="T2">f</text:span> <text:span text:style-name="T2">v</text:span><text:span text:style-name="T7">1</text:span> … <text:span text:style-name="T2">v</text:span><text:span text:style-name="T7">n</text:span><text:span text:style-name="T3">)</text:span> hat und <text:span text:style-name="T2">f</text:span> eine primitive (eingebaute) Funktion ist und die An­wendung von <text:span text:style-name="T2">f</text:span> auf <text:span text:style-name="T5">v</text:span><text:span text:style-name="T7">1</text:span>, …,<text:span text:style-name="T5">v</text:span><text:span text:style-name="T7">n</text:span> den Wert <text:span text:style-name="T2">v</text:span> ergibt, dann<text:line-break/><text:span text:style-name="T3">(</text:span><text:span text:style-name="T2">f</text:span> <text:span text:style-name="T5">v</text:span><text:span text:style-name="T7">1</text:span> … <text:span text:style-name="T5">v</text:span><text:span text:style-name="T7">n</text:span><text:span text:style-name="T3">)</text:span> → <text:span text:style-name="T2">v</text:span>.</text:p>
        </text:list-item>
        <text:list-item>
          <text:p text:style-name="P16">Falls der Ausdruck die Form <text:span text:style-name="T3">(</text:span><text:span text:style-name="T2">f</text:span> <text:span text:style-name="T5">v</text:span><text:span text:style-name="T7">1</text:span> … <text:span text:style-name="T5">v</text:span><text:span text:style-name="T7">n</text:span><text:span text:style-name="T3">)</text:span> hat und <text:span text:style-name="T2">f</text:span> <text:span text:style-name="T5">keine</text:span> primitive Funktion ist und der Kontext die Funktions­definition </text:p>
          <text:p text:style-name="P16"><text:span text:style-name="T3">(define (</text:span><text:span text:style-name="T2">f</text:span> <text:span text:style-name="T5">x</text:span><text:span text:style-name="T7">1 </text:span>… <text:span text:style-name="T5">x</text:span><text:span text:style-name="T7">n</text:span><text:span text:style-name="T3">)</text:span> <text:span text:style-name="T2">BodyExpression</text:span><text:span text:style-name="T3">)</text:span></text:p>
          <text:p text:style-name="P16">enthält, dann (<text:span text:style-name="T2">f</text:span> <text:span text:style-name="T5">v</text:span><text:span text:style-name="T7">1</text:span> … <text:span text:style-name="T5">v</text:span><text:span text:style-name="T7">n</text:span>) → <text:span text:style-name="T2">NewBody</text:span>, wobei <text:span text:style-name="T2">NewBody</text:span> aus <text:span text:style-name="T2">BodyExpression</text:span> entsteht, indem man alle Vor­kommen von <text:span text:style-name="T5">x</text:span><text:span text:style-name="T7">i</text:span> durch <text:span text:style-name="T5">v</text:span><text:span text:style-name="T7">i</text:span> ersetzt (für i = 1 … n).</text:p>
        </text:list-item>
      </text:list>
      <text:p text:style-name="P10">Unverändert gilt die Kongruenzregel aus <text:span text:style-name="T2">Bedeutung von BSL Ausdrücken</text:span>.</text:p>
      <text:h text:style-name="P21" text:outline-level="4"/>
      <text:h text:style-name="P13" text:outline-level="4"><text:span text:style-name="T12">2.5</text:span><text:bookmark text:name="(part._kondsem)"/><text:span text:style-name="Teletype"><text:span text:style-name="T10"> </text:span></text:span><text:span text:style-name="T12">Bedeutung konditionaler Ausdrücke</text:span></text:h>
      <text:p text:style-name="P9">Die Reduktionsregeln für BSL müssen wir zur Berück­sichtigung konditionaler Audrücke um folgende <text:s/>Regeln ergänzen:</text:p>
      <text:list xml:id="list30712828" text:style-name="L2">
        <text:list-item>
          <text:p text:style-name="P17"><text:span text:style-name="T3">(cond [false </text:span><text:span text:style-name="T5">e</text:span><text:span text:style-name="T3">] [</text:span><text:span text:style-name="T5">e</text:span><text:span text:style-name="T7">2</text:span> <text:span text:style-name="T5">e</text:span><text:span text:style-name="T7">3</text:span><text:span text:style-name="T3">]</text:span> … <text:span text:style-name="T3">[</text:span><text:span text:style-name="T5">e</text:span><text:span text:style-name="T7">n-1</text:span> <text:span text:style-name="T5">e</text:span><text:span text:style-name="T7">n</text:span><text:span text:style-name="T3">])</text:span> →<text:line-break/><text:span text:style-name="T3">(cond [</text:span><text:span text:style-name="T5">e</text:span><text:span text:style-name="T7">2</text:span> <text:span text:style-name="T5">e</text:span><text:span text:style-name="T7">3</text:span><text:span text:style-name="T3">]</text:span> … <text:span text:style-name="T3">[</text:span><text:span text:style-name="T5">e</text:span><text:span text:style-name="T7">n-1</text:span> <text:span text:style-name="T5">e</text:span><text:span text:style-name="T7">n</text:span><text:span text:style-name="T3">])</text:span></text:p>
        </text:list-item>
        <text:list-item>
          <text:p text:style-name="P18"><text:span text:style-name="T3">(cond [true </text:span><text:span text:style-name="T11">e</text:span><text:span text:style-name="T3">] [</text:span><text:span text:style-name="T11">e</text:span><text:span text:style-name="T8">2</text:span><text:span text:style-name="T9"> </text:span><text:span text:style-name="T11">e</text:span><text:span text:style-name="T8">3</text:span><text:span text:style-name="T3">]</text:span><text:span text:style-name="T9"> … </text:span><text:span text:style-name="T3">[</text:span><text:span text:style-name="T11">e</text:span><text:span text:style-name="T8">n-1</text:span><text:span text:style-name="T9"> </text:span><text:span text:style-name="T11">e</text:span><text:span text:style-name="T8">n</text:span><text:span text:style-name="T3">])</text:span><text:span text:style-name="T9"> → </text:span><text:span text:style-name="T11">e</text:span></text:p>
        </text:list-item>
      </text:list>
      <text:p text:style-name="P9">Außerdem ergänzen wir die Auswertungspositionen, die in der Kongruenzregel verwendet werden können wie folgt: In einem Ausdruck der Form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4"><text:span text:style-name="T3">(cond [</text:span><text:span text:style-name="T11">e</text:span><text:span text:style-name="T8">0</text:span><text:span text:style-name="T9"> </text:span><text:span text:style-name="T11">e</text:span><text:span text:style-name="T8">1</text:span><text:span text:style-name="T3">]</text:span></text:p>
          </table:table-cell>
        </table:table-row>
        <table:table-row>
          <table:table-cell table:style-name="Tabelle4.A1" office:value-type="string">
            <text:p text:style-name="P15">      <text:span text:style-name="T3">[</text:span><text:span text:style-name="T5">e</text:span><text:span text:style-name="T7">2</text:span> <text:span text:style-name="T5">e</text:span><text:span text:style-name="T7">3</text:span><text:span text:style-name="T3">]</text:span></text:p>
          </table:table-cell>
        </table:table-row>
        <table:table-row>
          <table:table-cell table:style-name="Tabelle4.A1" office:value-type="string">
            <text:p text:style-name="P15">      …</text:p>
          </table:table-cell>
        </table:table-row>
        <table:table-row>
          <table:table-cell table:style-name="Tabelle4.A1" office:value-type="string">
            <text:p text:style-name="P15">      <text:span text:style-name="T3">[</text:span><text:span text:style-name="T5">e</text:span><text:span text:style-name="T7">n-1</text:span> <text:span text:style-name="T5">e</text:span><text:span text:style-name="T7">n</text:span><text:span text:style-name="T3">])</text:span></text:p>
          </table:table-cell>
        </table:table-row>
      </table:table>
      <text:p text:style-name="P9">ist der Ausdruck <text:span text:style-name="T5">e</text:span><text:span text:style-name="T7">0</text:span> in einer Auswertungsposition, aber nicht <text:span text:style-name="T5">e</text:span><text:span text:style-name="T7">1</text:span>, …, <text:span text:style-name="T5">e</text:span><text:span text:style-name="T7">n</text:span> 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columns fo:column-count="3" fo:column-gap="0.6cm">
          <style:column-sep style:width="0.002cm" style:color="#000000" style:height="100%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llmann Rendel</meta:initial-creator>
    <meta:creation-date>2012-04-26T12:57:48.39</meta:creation-date>
    <dc:date>2012-07-05T11:05:00.08</dc:date>
    <dc:creator>Tillmann Rendel</dc:creator>
    <meta:editing-duration>PT00H15M23S</meta:editing-duration>
    <meta:editing-cycles>4</meta:editing-cycles>
    <meta:generator>OpenOffice.org/3.1$Win32 OpenOffice.org_project/310m19$Build-9420</meta:generator>
    <meta:printed-by>Tillmann Rendel</meta:printed-by>
    <meta:print-date>2012-04-26T13:34:43.30</meta:print-date>
    <meta:document-statistic meta:table-count="1" meta:image-count="0" meta:object-count="0" meta:page-count="1" meta:paragraph-count="26" meta:word-count="408" meta:character-count="2417"/>
  </office:meta>
</office:document-meta>
</file>